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toolbar/custom_toolbar_1e7d76c7.xml" manifest:media-type=""/>
  <manifest:file-entry manifest:full-path="Configurations2/accelerator/current.xml" manifest:media-type=""/>
  <manifest:file-entry manifest:full-path="Configurations2/images/Bitmaps/lc_userimages.png" manifest:media-type=""/>
  <manifest:file-entry manifest:full-path="Configurations2/images/lc_imagelis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Admon.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font-name="Liberation Sans" style:font-name-asian="Droid Sans Fallback"/>
    </style:style>
    <style:style style:name="ce2" style:family="table-cell" style:parent-style-name="Default" style:data-style-name="N100">
      <style:text-properties style:font-name="Liberation Sans" fo:font-size="12pt" fo:font-weight="bold" style:font-name-asian="Droid Sans Fallback" style:font-size-asian="12pt" style:font-weight-asian="bold" style:font-size-complex="12pt" style:font-weight-complex="bold"/>
    </style:style>
    <style:style style:name="ce3" style:family="table-cell" style:parent-style-name="Default" style:data-style-name="N100">
      <style:text-properties style:font-name="Liberation Sans" fo:font-size="11pt" style:font-name-asian="Droid Sans Fallback" style:font-size-asian="11pt" style:font-size-complex="11pt"/>
    </style:style>
    <style:style style:name="ce4" style:family="table-cell" style:parent-style-name="Default" style:data-style-name="N100">
      <style:table-cell-properties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data-style-name="N100">
      <style:text-properties style:font-name="Liberation Sans" style:font-name-asian="Droid Sans Fallback" style:font-name-complex="FreeSans"/>
    </style:style>
    <style:style style:name="ce6" style:family="table-cell" style:parent-style-name="Default" style:data-style-name="N100">
      <style:table-cell-properties style:text-align-source="fix" style:repeat-content="false"/>
      <style:paragraph-properties fo:text-align="start" fo:margin-left="0.353cm"/>
      <style:text-properties style:font-name="Liberation Sans" style:font-name-asian="Droid Sans Fallback" style:font-name-complex="FreeSans"/>
    </style:style>
    <style:style style:name="ce7" style:family="table-cell" style:parent-style-name="Default" style:data-style-name="N100"/>
    <style:style style:name="ce8" style:family="table-cell" style:parent-style-name="Default" style:data-style-name="N114"/>
    <style:style style:name="ce9" style:family="table-cell" style:parent-style-name="Default" style:data-style-name="N100">
      <style:table-cell-properties style:text-align-source="fix" style:repeat-content="false"/>
      <style:paragraph-properties fo:text-align="center" fo:margin-left="0cm"/>
      <style:text-properties style:font-name="Liberation Sans" style:font-name-asian="Droid Sans Fallback" style:font-name-complex="FreeSans"/>
    </style:style>
    <style:style style:name="T1" style:family="text">
      <style:text-properties style:font-name-asian="Droid Sans Fallback"/>
    </style:style>
  </office:automatic-styles>
  <office:body>
    <office:spreadsheet>
      <table:table table:name="Folha1" table:style-name="ta1">
        <office:forms form:automatic-focus="false" form:apply-design-mode="false">
          <form:form form:name="Formulá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5"/>
        <table:table-column table:style-name="co1" table:default-cell-style-name="Default"/>
        <table:table-column table:style-name="co1" table:number-columns-repeated="2" table:default-cell-style-name="ce7"/>
        <table:table-row table:style-name="ro1">
          <table:table-cell table:style-name="ce1" office:value-type="string" calcext:value-type="string">
            <text:p><text:span text:style-name="T1"><text:a xlink:href="relatorio://for%20each=%22item%20in%20pgroups%22" xlink:type="simple">for each="item in pgroups"</text:a></text:span></text:p>
          </table:table-cell>
          <table:table-cell table:style-name="ce7"/>
          <table:table-cell table:number-columns-repeated="2"/>
        </table:table-row>
        <table:table-row table:style-name="ro1">
          <table:table-cell table:style-name="ce1" office:value-type="string" calcext:value-type="string">
            <text:p><text:span text:style-name="T1"><text:a xlink:href="relatorio://for%20each=%22condo%20in%20item.condo%22" xlink:type="simple">for each="condo in item.condo"</text:a></text:span></text:p>
          </table:table-cell>
          <table:table-cell table:style-name="ce7"/>
          <table:table-cell table:number-columns-repeated="2"/>
        </table:table-row>
        <table:table-row table:style-name="ro2">
          <table:table-cell table:style-name="ce2" office:value-type="string" calcext:value-type="string">
            <text:p><text:span text:style-name="T1"><text:a xlink:href="relatorio://condo.company" xlink:type="simple">condo.company</text:a></text:span></text:p>
          </table:table-cell>
          <table:table-cell table:number-columns-repeated="3"/>
        </table:table-row>
        <table:table-row table:style-name="ro3">
          <table:table-cell table:style-name="ce3" office:value-type="string" calcext:value-type="string">
            <text:p><text:span text:style-name="T1"><text:a xlink:href="relatorio://item.reference" xlink:type="simple">item.reference</text:a></text:span></text:p>
          </table:table-cell>
          <table:table-cell table:style-name="ce1"/>
          <table:table-cell table:number-columns-repeated="2"/>
        </table:table-row>
        <table:table-row table:style-name="ro1">
          <table:table-cell table:style-name="ce4" office:value-type="string" calcext:value-type="string">
            <text:p>Inmueble</text:p>
          </table:table-cell>
          <table:table-cell table:style-name="ce4" office:value-type="string" calcext:value-type="string">
            <text:p>Total</text:p>
          </table:table-cell>
          <table:table-cell table:style-name="ce4" office:value-type="string" calcext:value-type="string">
            <text:p>Concepto</text:p>
          </table:table-cell>
          <table:table-cell table:style-name="ce4" office:value-type="string" calcext:value-type="string">
            <text:p>Funcion</text:p>
          </table:table-cell>
        </table:table-row>
        <table:table-row table:style-name="ro1">
          <table:table-cell office:value-type="string" calcext:value-type="string">
            <text:p><text:span text:style-name="T1"><text:a xlink:href="relatorio://for%20each=%22unit%20in%20condo.units%22" xlink:type="simple">for each="unit in condo.units"</text:a></text:span></text:p>
          </table:table-cell>
          <table:table-cell table:number-columns-repeated="3"/>
        </table:table-row>
        <table:table-row table:style-name="ro1">
          <table:table-cell table:style-name="ce6" office:value-type="string" calcext:value-type="string">
            <text:p><text:span text:style-name="T1"><text:a xlink:href="relatorio://unit.name" xlink:type="simple">unit.name</text:a></text:span></text:p>
          </table:table-cell>
          <table:table-cell table:style-name="ce8"/>
          <table:table-cell/>
          <table:table-cell table:style-name="ce9" office:value-type="string" calcext:value-type="string">
            <text:p><text:span text:style-name="T1"><text:a xlink:href="relatorio://unit.role" xlink:type="simple">unit.role</text:a></text:span></text:p>
          </table:table-cell>
        </table:table-row>
        <table:table-row table:style-name="ro1">
          <table:table-cell office:value-type="string" calcext:value-type="string">
            <text:p><text:span text:style-name="T1"><text:a xlink:href="relatorio:///for" xlink:type="simple">/for</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span text:style-name="T1"><text:a xlink:href="relatorio:///for" xlink:type="simple">/for</text:a></text:span></text:p>
          </table:table-cell>
          <table:table-cell/>
          <table:table-cell table:style-name="Default" table:number-columns-repeated="2"/>
        </table:table-row>
        <table:table-row table:style-name="ro1">
          <table:table-cell table:number-columns-repeated="2"/>
          <table:table-cell table:style-name="Default" table:number-columns-repeated="2"/>
        </table:table-row>
        <table:table-row table:style-name="ro1">
          <table:table-cell office:value-type="string" calcext:value-type="string">
            <text:p><text:span text:style-name="T1"><text:a xlink:href="relatorio:///for" xlink:type="simple">/for</text:a></text:span></text:p>
          </table:table-cell>
          <table:table-cell/>
          <table:table-cell table:style-name="Default"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3P0" style:volatile="true">
      <number:number number:decimal-places="2" number:min-integer-digits="1" number:grouping="true"/>
      <number:text> </number:text>
      <number:currency-symbol number:language="pt" number:country="PT">€</number:currency-symbol>
    </number:currency-style>
    <number:currency-style style:name="N113">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13P0"/>
    </number:currency-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currency-style style:name="N116P0" style:volatile="true">
      <number:number number:decimal-places="2" number:min-integer-digits="1" number:grouping="true"/>
      <number:text> </number:text>
      <number:currency-symbol number:language="es" number:country="ES">€</number:currency-symbol>
    </number:currency-style>
    <number:currency-style style:name="N11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1">00-00-0000</text:date>, <text:time style:data-style-name="N2" text:time-value="11:35:24.30435943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11:36:50.745694370</meta:creation-date>
    <meta:editing-duration>P0D</meta:editing-duration>
    <meta:editing-cycles>1</meta:editing-cycles>
    <meta:generator>LibreOffice/4.2.8.2$Linux_X86_64 LibreOffice_project/420m0$Build-2</meta:generator>
    <meta:document-statistic meta:table-count="1" meta:cell-count="14" meta:object-count="0"/>
  </office:meta>
</office:document-meta>
</file>

<file path=Basic/Standard/Admon.xml><?xml version="1.0" encoding="utf-8"?>
<!DOCTYPE module  PUBLIC '-//OpenOffice.org//DTD OfficeDocument 1.0//EN'  'module.dtd'>
<script:module xmlns:script="http://openoffice.org/2000/script" script:name="Admon" script:language="StarBasic">REM ##########################################################################################################
Function ConcatenateArrayString(x As Variant, Optional max) As Variant

Dim s$

If NOT IsArray(x) Then
    s = x
Else
  For i = LBound(x, 1) To UBound(x, 1)
      For j = LBound(x, 2) To UBound(x, 2)

          s1 = ""

          Select Case TypeName(x(i,j))
              Case "String"
                  s1 = Trim(x(i,j))
              Case "Integer", "Double"
REM                      s1 = Val(x(i,j))
              Case Else

          End Select

          n = Len(s)
          If TypeName(max)="Integer" or (TypeName(max)="Double" and Int(max)=max) Then
              If max &gt; 0 and n = 0 Then
                  s = Left(s1, max)
              ElseIf (max-n-1) &gt; 0 and Len(s1)  &gt; 0 Then
                  s = s &amp; " " &amp; Left(s1, max-n-1)
              End If

          Else
              If n = 0 Then
                  s = s1
              ElseIf Len(s1) &gt; 0 Then
                  s = s &amp; " " &amp; s1
              End If
          End If

      Next j
  Next i

End If

ConcatenateArrayString = s

End Function


REM ##########################################################################################################
REM Find the first cell that contains sString$
REM If bWholeWord is True, then the cell must contain ONLY the text
REM as indicated. If bWholeWord is False, then the cell must only contain
REM the requested string.
Private Function SimpleSheetSearch(sString$, oSheet, bWholeWord As Boolean) As Variant
  Dim oDescriptor
  Dim oFound
  REM Create a descriptor from a searchable document.
  oDescriptor = oSheet.createSearchDescriptor()
  REM Set the text for which to search and other
  REM http://api.openoffice.org/docs/common/ref/com/sun/star/util/SearchDescriptor.html 
  With oDescriptor
    .SearchString = sString$
    REM These all default to false
    REM SearchWords forces the entire cell to contain only the search string
    .SearchWords = bWholeWord
    .SearchCaseSensitive = False
  End With
  REM Find the first one
  oFound = oSheet.findFirst(oDescriptor)
  SimpleSheetSearch = oFound
  
  REM Do you really want to find more instances
  REM You can continue the search using a cell if you want!
  'Do While Not IsNull(oFound)
  '  Print oFound.getString()
  '  oFound = oSheet.findNext( oFound, oDescriptor)
  'Loop
End Function


REM ##########################################################################################################
Private Function LastRowIndex (InformedColumn, Optional InformedSheet) as long
'this function returns the index of the last row with data in a column
'it returns -1 if the whole column is empty
'it returns -2 if the index of the sheet does not exist
'it returns -3 if the name of the sheet does not exist
'it returns -4 if the index of the column does not exist
'it returns -5 if the name of the column does not exist

   Dim oSheets As Object, oSheet As Object, C as Long
   Dim oColumns  As Object, oColumn As Object, oFinder As Object, oResult as object
   Dim PartsOfTheName
   
   '------- Sheet -------
   oSheets = ThisComponent.getSheets
   If IsMissing(InformedSheet) then
      oSheet = ThisComponent.CurrentController.ActiveSheet
   ElseIf IsNumeric(InformedSheet) then
      If (InformedSheet &gt;= 0) And (InformedSheet &lt; oSheets.Count) Then
         oSheet = oSheets(InformedSheet)
      Else
           LastRowIndex = -2 'Wrong number
           Exit Function
      End If
   Else
      If oSheets.hasByName(InformedSheet) Then
         oSheet = oSheets.GetByName(InformedSheet)
      Else
           LastRowIndex = -3 'Wrong name
           Exit Function
      End If
   End If

   '------- Column -------
    oColumns = oSheet.getColumns()
    If IsNumeric(InformedColumn) then
       If (InformedColumn &gt;= 0) AND (InformedColumn &lt; oColumns.getCount()) Then
          oColumn = oColumns.getByIndex(InformedColumn)
       Else
          LastRowIndex = -4 ' Wrong number
          Exit Function
       EndIf
    Else
       If oColumns.hasByName(InformedColumn) Then
          oColumn = oColumns.getByName(InformedColumn)
       Else
          LastRowIndex = -5 ' Wrong name
          Exit Function
       EndIf
    EndIf

   '------- Search -------
   oFinder = oColumn.createSearchDescriptor
   oFinder.searchRegularExpression = true
   oFinder.SearchString = "."
   oResult = oColumn.FindAll(oFinder)

   '------- Row Index -------
   If Not IsNull(oResult) then
      ResultName$ = oResult.AbsoluteName
      PartsOfTheName = Split(ResultName,"$")
      LastRowIndex = Val(PartsOfTheName(ubound(PartsOfTheName))) - 1
   Else
      LastRowIndex = - 1
   End If
End Function


REM ##########################################################################################################
Sub LoadFormula

Dim NombreHoja As String
Dim FilaTitulo As String
Dim eNombreHoja$
Dim rTitulos As Object
Dim rFuncion As Object

REM ###############################
REM ########## VARIABLES ##########
REM ###############################

REM Row with titles on Sheet "Folha1"
Fila = 3
REM Name of Template Sheet
Nombre = "Folha1"

Dim Titulo(2) As String
Titulo(0)="Inmueble"
Titulo(1)="Total"
Titulo(2)="Concepto"

REM ###############################
REM ######## END VARIABLES ########
REM ###############################

oSheets = ThisComponent.getSheets()

If oSheets.hasByName(Nombre) Then
    oSheet = oSheets.getByName(Nombre)
Else
    oSheet = ThisComponent.getCurrentController.ActiveSheet
'   oSheet = oSheets.getByIndex(0)
End If

If oSheets.getCount=2 Then
    For Each Sh In oSheets
        If Sh.getName&lt;&gt;oSheet.Name Then Exit For
    Next
    eNombreHoja = Sh.getName
Else
    NombreHoja = "$C$1"
    eNombreHoja = oSheet.getCellRangeByName(NombreHoja).Formula
End If

If oSheets.hasByName(eNombreHoja) Then

    Dim oCursor
    Dim Found As Boolean

    oSheet2 = oSheets.getByName(eNombreHoja)
    oCursor = oSheet2.createCursor
    oCursor.GotoEndOfUsedArea(True)

    Dim c as object
    For r = 0 To oCursor.Rows.Count - 1
        TRow = oCursor.getRows().getByIndex(r)
        rTitulos = TRow.queryIntersection(oCursor.RangeAddress)
        Found = True
        For Each t In Titulo
           c = SimpleSheetSearch(t, rTitulos, True)
           If IsNull(c) Then
               Found = False
              Exit For
           End If
        Next
        If Found Then Exit For
    Next r

    If Not Found Then
        rTitulos = noThing
        FilaTitulo = "$D$1"
        eFilaTitulo = oSheet.getCellRangeByName(FilaTitulo).getString()

        If eFilaTitulo&lt;&gt;"" Then
            TRow = oSheet2.getRows().getByIndex(Int(eFilaTitulo)-1)
            rTitulos = TRow.queryIntersection(oCursor.RangeAddress)
        End If

    End If

    If Not IsNull(rTitulos) Then
        cInmueble = SimpleSheetSearch(Titulo(0),rTitulos, True)
        cTotal =    SimpleSheetSearch(Titulo(1),rTitulos, True)
        cConcepto = SimpleSheetSearch(Titulo(2),rTitulos, True)

        rInmueble = oSheet2.getColumns().getByIndex(cInmueble.CellAddress.Column).queryIntersection(oCursor.RangeAddress)
        rTotal =    oSheet2.getColumns().getByIndex(cTotal.CellAddress.Column).queryIntersection(oCursor.RangeAddress)
        rConcepto = oSheet2.getColumns().getByIndex(cConcepto.CellAddress.Column).queryIntersection(oCursor.RangeAddress)

        cFuncion =  SimpleSheetSearch("Funcion",rTitulos, True)
        If Not IsNull(cFuncion) Then
            rFuncion = oSheet2.getColumns().getByIndex(cFuncion.CellAddress.Column).queryIntersection(oCursor.RangeAddress)
        End If

        tInmueble = oSheet.getCellRangeByName("$A" + (Fila + 1) + ":$A" + (LastRowIndex (0, oSheet.Name) + 1) )
    End If

    If IsNull(rTitulos) Then

        oSheet.getCellRangeByName("$B" + (Fila + 1) + ":$C" + (LastRowIndex (0, oSheet.Name) + 1)).clearContents(_
                                    com.sun.star.sheet.CellFlags.VALUE + _
                                    com.sun.star.sheet.CellFlags.FORMULA )

        MsgBox "No se encuentran los encabezados en la hoja: " + oSheet2.Name
    Else

        For i = Fila + 1 to LastRowIndex (0, oSheet.Name) + 1

            oCell1 = oSheet.getCellRangeByName("B" + i)
            oCell2 = oSheet.getCellRangeByName("C" + i)

            If IsNull(rFuncion) Then
                oCell1.ArrayFormula = "=SUM(IF((" + rInmueble.AbsoluteName + "=$A" + i + ")*" + _
                                      "IF(COUNTIF(" + tInmueble.AbsoluteName + ";""="" &amp; $A" + i +")=1;1;0);" + rTotal.AbsoluteName + "))"
                oCell2.ArrayFormula = "=CONCATENATEARRAYSTRING(IF((" + rInmueble.AbsoluteName + "=$A" + i + ")*" + _
                                      "IF(COUNTIF(" + tInmueble.AbsoluteName + ";""="" &amp; $A" + i +")=1;1;0);" + rConcepto.AbsoluteName + ";);140)"

            Else
                oCell1.ArrayFormula = "=SUM(IF((" + rInmueble.AbsoluteName + "=$A" + i + ")*IF((" + rFuncion.AbsoluteName + "=$D" + i + ")+" + _
                                      "IF(COUNTIF(" + tInmueble.AbsoluteName + ";""="" &amp; $A" + i +")=1;1;0);1;0);" + rTotal.AbsoluteName + ";))"
                oCell2.ArrayFormula = "=CONCATENATEARRAYSTRING(IF((" + rInmueble.AbsoluteName + "=$A" + i + ")*IF((" + rFuncion.AbsoluteName + "=$D" + i + ")+" + _
                                      "IF(COUNTIF(" + tInmueble.AbsoluteName + ";""="" &amp; $A" + i +")=1;1;0);1;0);" + rConcepto.AbsoluteName + ";);140)"

            End If

        Next i

    End If

ElseIf eNombreHoja="" Then
    MsgBox "No existe UNA (UNICA) hoja de conceptos" &amp; chr(13) &amp; "y/o no esta indicada en la celda $C$1"
ElseIf eNombreHoja&lt;&gt;"" Then
    MsgBox "El nombre de hoja definido en la celda $C$1 no es correcto"
Else
    MsgBox "Fallo inesperado"
End If

End Sub


REM ##########################################################################################################
Private Function PickFile(Optional path As Variant) As Variant

Dim FilePicker As Object
Dim FilePath() As String

FilePicker=createUnoService("com.sun.star.ui.dialogs.OfficeFilePicker")

sFilePickerArgs = Array(com.sun.star.ui.dialogs.TemplateDescription.FILESAVE_AUTOEXTENSION)

If Not IsEmpty(path) Then
    FilePicker.setDisplayDirectory(path)
End If

FilePicker.Initialize(sFilePickerArgs())
REM FilePicker.SetDefaultName( NOMBRE &amp; ".csv" )
FilePicker.AppendFilter( "CSV Files (*.csv)", "*.csv" )
FilePicker.SetCurrentFilter( "CSV Files (*.csv)", "*.csv" )
REM FilePicker.setTitle( "Mi Titulo" )

FilePicker.execute

FilePath()=FilePicker.GetFiles

dispdir=FilePicker.DisplayDirectory
file = Right(Filepath(0),Len(Filepath(0))-Len(dispdir))

If file&lt;&gt;"" Then
    PickFile = FilePath(0)
End If

End Function


REM ##########################################################################################################
Sub ExportCSV

Dim oPV(2) As New com.sun.star.beans.PropertyValue
Dim sFile As Variant

REM ###############################
REM ########## VARIABLES ##########
REM ###############################

REM Name of Template Sheet
Nombre = "Folha1"

REM ###############################
REM ######## END VARIABLES ########
REM ###############################

oDoc = ThisComponent
oSheets = oDoc.getSheets()

If oSheets.hasByName(Nombre) Then
    oSheet = oSheets.getByName(Nombre)
Else
    oSheet = ThisComponent.getCurrentController.ActiveSheet
End If

oPV(0).Name = "FilterName"
oPV(0).Value = "Text - txt - csv (StarCalc)"

oPV(1).Name = "FilterOptions"
oPV(1).Value = Asc(";") &amp; "," &amp; Asc("""") &amp; ",76,1,,0,true,false,true"

oPV(2).Name = "Overwrite"
oPV(2).Value = True

sFile = PickFile()

If Not IsEmpty(sFile) or sFile="" Then
    oDoc.storeToURL (sFile, oPV())
End If

End Sub


Global sTxtCString As String

REM ##########################################################################################################
Sub CopyToClipBoard()

  REM ###############################
  REM ########## VARIABLES ##########
  REM ###############################

  REM Name of Template Sheet
  Nombre = "Folha1"

  REM ###############################
  REM ######## END VARIABLES ########
  REM ###############################

  oDoc = ThisComponent
  oSheets = oDoc.getSheets()

  If oSheets.hasByName(Nombre) Then
      oSheet = oSheets.getByName(Nombre)
  Else
      oSheet = ThisComponent.getCurrentController.ActiveSheet
  End If

  Dim oClip, oTR
  ' create SystemClipboard instance
  oClip = CreateUnoService( _
      "com.sun.star.datatransfer.clipboard.SystemClipboard")
  oTR = createUnoListener("Tr_", _
      "com.sun.star.datatransfer.XTransferable")
  ' set data
  oClip.setContents( oTR,Null )

  oRange = oSheet.getCellRangeByName("A1:D" + (LastRowIndex (0, oSheet.Name) + 1))
  oAllData = oRange.getDataArray()

  sTxtCString = ""

  For i = LBound(oAllData, 1) To UBound(oAllData, 1)
    For j = LBound(oAllData(i), 1) To UBound(oAllData(i), 1)
      If Len(sTxtCString)&gt;0 and Right(sTxtCString,1) &lt;&gt; Chr(10) Then
        sTxtCString = sTxtCString &amp; ";"
      End If
      Select Case TypeName(oAllData(i)(j))
        Case "String"
          sTxtCString = sTxtCString &amp; """" &amp; oAllData(i)(j) &amp; """"
        Case "Integer", "Double"
          sTxtCString = sTxtCString &amp; Format(oAllData(i)(j), "0.00")
        Case Else
          sTxtCString = sTxtCString &amp; oAllData(i)(j)
      End Select
    Next j
      If i &lt;&gt; UBound(oAllData, 1) Then sTxtCString = sTxtCString &amp; Chr(10)
  Next i
  'oClip.flushClipboard() ' does not work
End Sub


REM ##########################################################################################################
Function Tr_getTransferData( _
    aFlavor as com.sun.star.datatransfer.DataFlavor)
  If (aFlavor.MimeType = "text/plain;charset=utf-16") Then
    Tr_getTransferData() = sTxtCString
  End If
End Function


REM ##########################################################################################################
Function Tr_getTransferDataFlavors()
  Dim aFlavor As new com.sun.star.datatransfer.DataFlavor
  aFlavor.MimeType = "text/plain;charset=utf-16"
  aFlavor.HumanPresentableName = "Unicode-Text"
  Tr_getTransferDataFlavors() = array( aFlavor )
End Function


REM ##########################################################################################################
Function Tr_isDataFlavorSupported( _
    aFlavor as com.sun.star.datatransfer.DataFlavor ) as Boolean
  If aFlavor.MimeType = "text/plain;charset=utf-16" Then
    Tr_isDataFlavorSupported = true
  Else
    Tr_isDataFlavorSupported = false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dm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